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a5cc7"/>
    </style:style>
    <style:style style:name="P3" style:family="paragraph" style:parent-style-name="Standard">
      <style:paragraph-properties fo:text-align="justify" style:justify-single-word="false"/>
      <style:text-properties officeooo:rsid="001736a3" officeooo:paragraph-rsid="001736a3"/>
    </style:style>
    <style:style style:name="P4" style:family="paragraph" style:parent-style-name="Standard">
      <style:paragraph-properties fo:text-align="justify" style:justify-single-word="false"/>
      <style:text-properties officeooo:rsid="00188545" officeooo:paragraph-rsid="00188545"/>
    </style:style>
    <style:style style:name="P5" style:family="paragraph" style:parent-style-name="Standard">
      <style:paragraph-properties fo:text-align="justify" style:justify-single-word="false"/>
      <style:text-properties officeooo:rsid="001a5cc7" officeooo:paragraph-rsid="001a5cc7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8080" loext:opacity="100%"/>
    </style:style>
    <style:style style:name="T6" style:family="text">
      <style:text-properties officeooo:rsid="00188545"/>
    </style:style>
    <style:style style:name="T7" style:family="text">
      <style:text-properties officeooo:rsid="001a5c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dentifier ses valeurs à partir d'expériences positives</text:span></text:p>
      <text:p text:style-name="P1"/>
      <text:p text:style-name="P1"/>
      <text:p text:style-name="P1"><text:span text:style-name="T2">En binôme. L'un pose des questions en piochant dans la liste ci-dessous.</text:span></text:p>
      <text:p text:style-name="P1"><text:span text:style-name="T2">Celui qui questionne prend note des réponses, sans commenter, en respectant le plus possible les mots prononcés par son binôme. Il remettra ses notes à celui qui est interviewé.</text:span></text:p>
      <text:p text:style-name="P1"/>
      <text:p text:style-name="P1"/>
      <text:p text:style-name="P1"><text:span text:style-name="T4">1. Raconter une expérience réelle, récente et scintillante</text:span></text:p>
      <text:p text:style-name="P1"/>
      <text:p text:style-name="P1">Raconte-moi un événement « scintillant »*  que tu as vécu au cours de l’année écoulée.</text:p>
      <text:p text:style-name="P1">*Lumineux, agréable, épanouissant, stimulant, heureux, où je me suis senti fier, à ma place…</text:p>
      <text:p text:style-name="P1"/>
      <text:p text:style-name="P1"><text:span text:style-name="T3">Faire décrire l'événement le plus précisément possible, laisser le temps à la personne de se le remémorer :</text:span></text:p>
      <text:p text:style-name="P1"/>
      <text:p text:style-name="P1">Qu'est-ce que tu as fait ? Quand ? Où ? Avec qui ? Pour qui ?</text:p>
      <text:p text:style-name="P3">Lever de soleil. Mai 2020. Sur un lac, en Finlande. Mes potes d’<text:span text:style-name="T6">E</text:span>rasmus</text:p>
      <text:p text:style-name="P3"/>
      <text:p text:style-name="P1">Comment as-tu fait ? </text:p>
      <text:p text:style-name="P1"/>
      <text:p text:style-name="P1"/>
      <text:p text:style-name="P1">Que s'est-il passé avant et qui a préparé cette initiative ?</text:p>
      <text:p text:style-name="P4">Une soirée dans un cottage, <text:span text:style-name="T7">préparation avec mes potes d'Erasmus (André, Mathi, Romain, Clément, Loïc et Sarah)</text:span></text:p>
      <text:p text:style-name="P1"/>
      <text:p text:style-name="P1">Quels ont été les effets de cette initiative ?</text:p>
      <text:p text:style-name="P4">Un souvenir incroyable, émotions fortes</text:p>
      <text:p text:style-name="P1"/>
      <text:p text:style-name="P1">Comment t'es-tu senti après cet événement ?</text:p>
      <text:p text:style-name="P4">Heureux</text:p>
      <text:p text:style-name="P1"/>
      <text:p text:style-name="P1">Qui, dans ton entourage, n’aurait pas été surpris de te voir accomplir ça ? Pourquoi ?</text:p>
      <text:p text:style-name="P4"><text:span text:style-name="T7">Mes potes français. Je suis un fêtard mais aussi quelqu’un d’attaché au moments forts </text:span></text:p>
      <text:p text:style-name="P1"/>
      <text:p text:style-name="P1"/>
      <text:p text:style-name="P1"><text:span text:style-name="T4">2. Identifier l'intention</text:span></text:p>
      <text:p text:style-name="P1"/>
      <text:p text:style-name="P1">Quand tu as accompli cela, quelle était ton intention ?</text:p>
      <text:p text:style-name="P5">Un peu par hasard</text:p>
      <text:p text:style-name="P1"/>
      <text:p text:style-name="P1">Quel sens avait cette action ? </text:p>
      <text:p text:style-name="P5">Fêter la fin de l’Erasmus entre potes</text:p>
      <text:p text:style-name="P1"/>
      <text:p text:style-name="P1">Que cherchais-tu à accomplir, à apporter ? A quoi souhaitais-tu contribuer ?</text:p>
      <text:p text:style-name="P5">J’étais là</text:p>
      <text:p text:style-name="P1"/>
      <text:p text:style-name="P1"/>
      <text:p text:style-name="P1"><text:span text:style-name="T4">3. Identifier les valeurs qui sous-tendent l'intention</text:span></text:p>
      <text:p text:style-name="P1"><text:soft-page-break/></text:p>
      <text:p text:style-name="P1">A quoi as-tu donné la priorité ?</text:p>
      <text:p text:style-name="P5">Les amis, la nature,</text:p>
      <text:p text:style-name="P1"/>
      <text:p text:style-name="P1">Qu'est-ce qui fait que cette intention est importante pour toi ?</text:p>
      <text:p text:style-name="P5">Je partage beaucoup de choses avec mes amis</text:p>
      <text:p text:style-name="P1"/>
      <text:p text:style-name="P2">Le fait que tu accordes de l'importance à cette intention, qu’est-ce que ça indique sur ce qui compte pour toi ?</text:p>
      <text:p text:style-name="P5">Je place les amis presque au dessus de la famille</text:p>
      <text:p text:style-name="P5"/>
      <text:p text:style-name="P1">Qu’as-tu essayé de faire vivre dans ta vie, avec cette intention ? </text:p>
      <text:p text:style-name="P5">Passer du temps avec eux, prendre des nouvelles</text:p>
      <text:p text:style-name="P1"/>
      <text:p text:style-name="P1">Quelles sont les valeurs que cette intention porte ?</text:p>
      <text:p text:style-name="P5">Fidélité, amitié</text:p>
      <text:p text:style-name="P1"/>
      <text:p text:style-name="P1"/>
      <text:p text:style-name="P1"><text:span text:style-name="T4">4. Définir ses valeurs</text:span></text:p>
      <text:p text:style-name="P1"/>
      <text:p text:style-name="P1">Pour m'aider à comprendre ce qu'est cette valeur pour toi, peux-tu me dire ce que tu entends par là ?</text:p>
      <text:p text:style-name="P5">Amitié : vivre des moments fort avec des personnes qui ne sont pas de ma famille, mais qui ont gagné cette place à mes yeux. </text:p>
      <text:p text:style-name="P1"/>
      <text:p text:style-name="P1">Depuis quand accordes-tu de l'importance à cette valeur ?</text:p>
      <text:p text:style-name="P5">Depuis le collège/lycée (Rémi?)</text:p>
      <text:p text:style-name="P1"/>
      <text:p text:style-name="P1">Qui dans ton entourage partage cette valeur ? </text:p>
      <text:p text:style-name="P5">Mes amis de collège, Romain</text:p>
      <text:p text:style-name="P1"/>
      <text:p text:style-name="P1">D’où te vient-elle ? </text:p>
      <text:p text:style-name="P5">Des scouts</text:p>
      <text:p text:style-name="P1"/>
      <text:p text:style-name="P1">Peux-tu me donner un exemple d'un autre moment où tu as vécu en accord avec cette valeur ?</text:p>
      <text:p text:style-name="P5">Les scouts, les soirées avec mes potes, ..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fals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fals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Titre1" style:next-style-name="Text_20_body" style:default-outline-level="1" style:class="text">
      <style:text-properties fo:font-size="18pt" style:font-size-asian="18pt" style:font-size-complex="18pt"/>
    </style:style>
    <style:style style:name="Heading_20_2" style:display-name="Heading 2" style:family="paragraph" style:parent-style-name="Titre1" style:next-style-name="Text_20_body" style:default-outline-level="2" style:class="text">
      <style:paragraph-properties fo:margin-top="0.139in" fo:margin-bottom="0.0835in" style:contextual-spacing="false"/>
      <style:text-properties fo:font-size="16pt" style:font-size-asian="16pt" style:font-size-complex="16pt"/>
    </style:style>
    <style:style style:name="Heading_20_3" style:display-name="Heading 3" style:family="paragraph" style:parent-style-name="Titre1" style:next-style-name="Text_20_body" style:default-outline-level="3" style:class="text">
      <style:paragraph-properties fo:margin-top="0.0972in" fo:margin-bottom="0.0835in" style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re1" style:family="paragraph" style:parent-style-name="Standard" style:next-style-name="Text_20_body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itations" style:family="paragraph" style:parent-style-name="Standard" style:default-outline-level="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Titre1" style:next-style-name="Text_20_body" style:default-outline-level="" style:class="chapter">
      <style:paragraph-properties fo:margin-top="0.0417in" fo:margin-bottom="0in" style:contextual-spacing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Lien_20_Internet" style:display-name="Lien Internet" style:family="text">
      <style:text-properties fo:color="#000080" loext:opacity="100%" style:text-underline-style="solid" style:text-underline-width="auto" style:text-underline-color="font-color"/>
    </style:style>
    <style:style style:name="Caractères_20_de_20_numérotation" style:display-name="Caractères de numérotation" style:family="text"/>
    <style:style style:name="En-tête_20_Car" style:display-name="En-tête C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/>
    <style:style style:name="ListLabel_20_2" style:display-name="ListLabel 2" style:family="text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6" text:bullet-char="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808080" loext:opacity="100%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799in" fo:margin-left="0in" fo:margin-right="0in" fo:margin-top="0.54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Valeurs et ambitions personnelles – PPP<text:tab/><text:tab/></text:span></text:p>
        <text:p text:style-name="Footer"><text:span text:style-name="MT1">Laurène Bregeault –</text:span> <text:a xlink:type="simple" xlink:href="mailto:lbregeault@esaip.org" text:style-name="Lien_20_Internet" text:visited-style-name="Lien_20_Internet"><text:span text:style-name="Lien_20_Internet">lbregeault@esaip.org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EGEAULT Laurène</meta:initial-creator>
    <meta:editing-cycles>16</meta:editing-cycles>
    <meta:creation-date>2019-02-07T12:48:00</meta:creation-date>
    <dc:date>2021-02-02T13:54:09.143719641</dc:date>
    <dc:language>fr-FR</dc:language>
    <meta:editing-duration>PT54M59S</meta:editing-duration>
    <meta:generator>LibreOffice/7.0.3.1$Linux_X86_64 LibreOffice_project/00$Build-1</meta:generator>
    <meta:document-statistic meta:table-count="0" meta:image-count="0" meta:object-count="0" meta:page-count="2" meta:paragraph-count="49" meta:word-count="474" meta:character-count="2738" meta:non-whitespace-character-count="2301"/>
    <meta:user-defined meta:name="AppVersion">16.0000</meta:user-defined>
    <meta:user-defined meta:name="ContentTypeId">0x010100C48351793C3A0A478C01AAD95A01761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